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VariableMapMethodArgumentResolverTests.resolve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thVariableMapMethodArgumentResolverTests.supports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hVariableMapMethodArgumentResolverTests.set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hVariableMapMethodArgumentResolverTests.resolveArgumentNoUriV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hVariableMapMethodArgumentResolverTests.handle( @ PathVariable Map &lt; String , String &gt; map , @ PathVariable ( value = "name" ) Map &lt; String , String &gt; namedMap , Map &lt; String , String &gt; mapWithoutAnnotat , @ PathVariable Mono &lt; Map &lt; ? , ? &gt; &gt; mono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